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2.418cm" svg:height="7.41cm" svg:x="11.812cm" svg:y="0.505cm">
            <draw:object draw:notify-on-update-of-ranges="Hoja1.B2:Hoja1.B2 Hoja1.C20:Hoja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il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722937" calcext:value-type="float">
            <text:p>0,722937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713863" calcext:value-type="float">
            <text:p>0,713863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70447" calcext:value-type="float">
            <text:p>0,70447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711978" calcext:value-type="float">
            <text:p>0,711978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1231" calcext:value-type="float">
            <text:p>0,71231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714015" calcext:value-type="float">
            <text:p>0,714015</text:p>
          </table:table-cell>
          <table:table-cell table:style-name="ce1"/>
        </table:table-row>
        <table:table-row table:style-name="ro1">
          <table:table-cell/>
          <table:table-cell table:style-name="ce1"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2"/>
          <table:table-cell table:formula="of:=1/[.C3]" office:value-type="float" office:value="1.38324639629733" calcext:value-type="float">
            <text:p>1,38324639629733</text:p>
          </table:table-cell>
          <table:table-cell/>
        </table:table-row>
        <table:table-row table:style-name="ro1">
          <table:table-cell table:number-columns-repeated="2"/>
          <table:table-cell table:formula="of:=1/[.C4]" office:value-type="float" office:value="1.40082901060848" calcext:value-type="float">
            <text:p>1,40082901060848</text:p>
          </table:table-cell>
          <table:table-cell/>
        </table:table-row>
        <table:table-row table:style-name="ro1">
          <table:table-cell table:number-columns-repeated="2"/>
          <table:table-cell table:formula="of:=1/[.C5]" office:value-type="float" office:value="1.41950686331568" calcext:value-type="float">
            <text:p>1,41950686331568</text:p>
          </table:table-cell>
          <table:table-cell/>
        </table:table-row>
        <table:table-row table:style-name="ro1">
          <table:table-cell table:number-columns-repeated="2"/>
          <table:table-cell table:formula="of:=1/[.C6]" office:value-type="float" office:value="1.40453778066176" calcext:value-type="float">
            <text:p>1,40453778066176</text:p>
          </table:table-cell>
          <table:table-cell/>
        </table:table-row>
        <table:table-row table:style-name="ro1">
          <table:table-cell table:number-columns-repeated="2"/>
          <table:table-cell table:formula="of:=1/[.C7]" office:value-type="float" office:value="1.40388314076736" calcext:value-type="float">
            <text:p>1,40388314076736</text:p>
          </table:table-cell>
          <table:table-cell/>
        </table:table-row>
        <table:table-row table:style-name="ro1">
          <table:table-cell table:number-columns-repeated="2"/>
          <table:table-cell table:formula="of:=1/[.C8]" office:value-type="float" office:value="1.40053080117364" calcext:value-type="float">
            <text:p>1,400530801173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09:26:46.624921593</meta:creation-date>
    <dc:date>2022-12-02T09:48:24.453800833</dc:date>
    <meta:editing-duration>PT21M40S</meta:editing-duration>
    <meta:editing-cycles>1</meta:editing-cycles>
    <meta:document-statistic meta:table-count="1" meta:cell-count="21" meta:object-count="1"/>
    <meta:generator>LibreOffice/7.4.3.2$Linux_X86_64 LibreOffice_project/8d7af0b9f05ca3f6bf3593323f061d3291e2ce28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19cm" svg:height="7.411cm" xlink:href=".." xlink:type="simple" chart:class="chart:bar" chart:style-name="ch1">
        <chart:legend chart:legend-position="end" svg:x="10.897cm" svg:y="3.406cm" style:legend-expansion="high" chart:style-name="ch2"/>
        <chart:plot-area chart:style-name="ch3" table:cell-range-address="Hoja1.B2:Hoja1.B2 Hoja1.C20:Hoja1.C25" chart:data-source-has-labels="row" svg:x="0.248cm" svg:y="0.148cm" svg:width="10.401cm" svg:height="7.115cm">
          <chart:coordinate-region svg:x="1.16cm" svg:y="0.348cm" svg:width="9.489cm" svg:height="6.2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0:Hoja1.C25" chart:label-cell-address="Hoja1.B2:Hoja1.B2" chart:class="chart:bar">
            <chart:data-point chart:repeated="5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los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8324639629733">
                <text:p>1.38324639629733</text:p>
                <draw:g>
                  <svg:desc>Hoja1.C20:Hoja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082901060848">
                <text:p>1.40082901060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950686331568">
                <text:p>1.41950686331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0453778066176">
                <text:p>1.40453778066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0388314076736">
                <text:p>1.40388314076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0053080117364">
                <text:p>1.40053080117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8d7af0b9f05ca3f6bf3593323f061d3291e2ce2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